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e3c46" officeooo:paragraph-rsid="000e3c46"/>
    </style:style>
    <style:style style:name="P3" style:family="paragraph" style:parent-style-name="Standard">
      <style:text-properties officeooo:rsid="000e4d33" officeooo:paragraph-rsid="000e4d33"/>
    </style:style>
    <style:style style:name="P4" style:family="paragraph" style:parent-style-name="Standard">
      <style:text-properties officeooo:paragraph-rsid="000e4d33"/>
    </style:style>
    <style:style style:name="P5" style:family="paragraph" style:parent-style-name="Standard">
      <style:text-properties officeooo:rsid="000f8507" officeooo:paragraph-rsid="000f8507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T1" style:family="text">
      <style:text-properties officeooo:rsid="000e4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C Chemicals Europe, Ltd. <text:s/></text:p>
      <text:p text:style-name="Standard">Paul Barton</text:p>
      <text:p text:style-name="Standard">Product &amp; Marketing Manager at AGC Chemicals</text:p>
      <text:p text:style-name="Standard"/>
      <text:p text:style-name="P2">SciBots / DropBit / DigiBio / </text:p>
      <text:p text:style-name="P2">Oxford Voltrax / Sharp / Foxcon aQdrop </text:p>
      <text:p text:style-name="P2"><text:s/></text:p>
      <text:p text:style-name="P1">Fluon®, <text:s/>ETFE FILM</text:p>
      <text:p text:style-name="Standard">Thickness 12(μm)</text:p>
      <text:p text:style-name="Standard">Natural (clear)</text:p>
      <text:p text:style-name="Standard"/>
      <text:p text:style-name="P3">How about PFA (they only have 50um)</text:p>
      <text:p text:style-name="P4"><text:span text:style-name="T1">PFA film has a combination of excellent dielectric properties across a wide temperature and frequency range, (</text:span>260°C <text:span text:style-name="T1">)</text:span></text:p>
      <text:p text:style-name="P3"/>
      <text:p text:style-name="Standard">Single side corona treatment</text:p>
      <text:p text:style-name="Standard"/>
      <text:p text:style-name="Standard">Washington State University</text:p>
      <text:p text:style-name="Standard">Tsinghua University</text:p>
      <text:p text:style-name="Standard">Indian Institute of Technology (IIT)</text:p>
      <text:p text:style-name="Standard">KAIST</text:p>
      <text:p text:style-name="Standard">Chiang Mai University</text:p>
      <text:p text:style-name="Standard">University of Nottingham</text:p>
      <text:p text:style-name="Standard">California State University, Long Beach</text:p>
      <text:p text:style-name="Standard"/>
      <text:p text:style-name="Standard"/>
      <text:p text:style-name="P1">CYTOP, amorphous fluoropolymer</text:p>
      <text:p text:style-name="P5">3 grades <text:s/></text:p>
      <text:p text:style-name="P5"/>
      <text:p text:style-name="Standard">Contact Angle of</text:p>
      <text:p text:style-name="Standard">Water (degree) <text:tab/>110</text:p>
      <text:p text:style-name="Standard"/>
      <text:p text:style-name="Standard">Critical Surface</text:p>
      <text:p text:style-name="P6">Tension (dyn/cm) <text:tab/>19</text:p>
      <text:p text:style-name="Standard"/>
      <text:p text:style-name="P3">Starter Kit 100g teflon + 300g solvent → 2200 (need to fill form online for export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3:17:52.092794024</meta:creation-date>
    <dc:date>2020-03-13T14:51:05.309040912</dc:date>
    <meta:editing-duration>PT1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16" meta:character-count="747" meta:non-whitespace-character-count="646"/>
  </office:meta>
</office:document-meta>
</file>